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96600002ACA00002ACA4817784B3259CE3B.svg" manifest:media-type="image/svg+xml"/>
  <manifest:file-entry manifest:full-path="Pictures/10000001000001F8000001F86C4C62D2B8E80B57.png" manifest:media-type="image/png"/>
  <manifest:file-entry manifest:full-path="Pictures/100000010000019E0000019E41B0D5A6977A4442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92b03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df6064"/>
    </style:style>
    <style:style style:name="P7" style:family="paragraph" style:parent-style-name="Standard">
      <style:text-properties officeooo:paragraph-rsid="0096479b"/>
    </style:style>
    <style:style style:name="P8" style:family="paragraph" style:parent-style-name="Standard">
      <style:text-properties officeooo:rsid="0096479b"/>
    </style:style>
    <style:style style:name="P9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d7370b"/>
    </style:style>
    <style:style style:name="P12" style:family="paragraph" style:parent-style-name="Standard">
      <style:text-properties officeooo:rsid="00ae829d" officeooo:paragraph-rsid="00ae829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4" style:family="paragraph" style:parent-style-name="Standard">
      <style:text-properties officeooo:rsid="00a9f176" officeooo:paragraph-rsid="00a9f176"/>
    </style:style>
    <style:style style:name="P15" style:family="paragraph" style:parent-style-name="Standard">
      <style:text-properties officeooo:paragraph-rsid="0086dcd9"/>
    </style:style>
    <style:style style:name="P16" style:family="paragraph" style:parent-style-name="Standard">
      <style:text-properties fo:language="en" fo:country="US" officeooo:rsid="00a89b06" officeooo:paragraph-rsid="00a89b06"/>
    </style:style>
    <style:style style:name="P17" style:family="paragraph" style:parent-style-name="Standard">
      <style:text-properties fo:language="en" fo:country="US" officeooo:rsid="00a9f176" officeooo:paragraph-rsid="00a9f176"/>
    </style:style>
    <style:style style:name="P18" style:family="paragraph" style:parent-style-name="Standard">
      <style:text-properties officeooo:paragraph-rsid="00a9d9b5"/>
    </style:style>
    <style:style style:name="P19" style:family="paragraph" style:parent-style-name="Standard">
      <style:text-properties officeooo:rsid="00c28239" officeooo:paragraph-rsid="00c28239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Calibri1" officeooo:rsid="00c43321" officeooo:paragraph-rsid="00c61445"/>
    </style:style>
    <style:style style:name="P23" style:family="paragraph" style:parent-style-name="Standard">
      <style:text-properties officeooo:rsid="00c43321" officeooo:paragraph-rsid="00c43321"/>
    </style:style>
    <style:style style:name="P24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5" style:family="paragraph" style:parent-style-name="Standard">
      <style:text-properties officeooo:paragraph-rsid="00d2a061"/>
    </style:style>
    <style:style style:name="P26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7" style:family="paragraph" style:parent-style-name="Standard">
      <style:text-properties officeooo:rsid="00e4664f" officeooo:paragraph-rsid="00ae829d"/>
    </style:style>
    <style:style style:name="P28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29" style:family="paragraph" style:parent-style-name="Standard">
      <style:text-properties officeooo:paragraph-rsid="00e64fd0"/>
    </style:style>
    <style:style style:name="P30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1" style:family="paragraph" style:parent-style-name="Heading_20_2">
      <style:paragraph-properties fo:margin-left="0cm" fo:margin-right="0cm" fo:text-indent="0cm" style:auto-text-indent="false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4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5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6" style:family="paragraph" style:parent-style-name="Standard">
      <style:text-properties officeooo:paragraph-rsid="00bd7645"/>
    </style:style>
    <style:style style:name="P37" style:family="paragraph">
      <style:paragraph-properties fo:text-align="center"/>
    </style:style>
    <style:style style:name="P38" style:family="paragraph">
      <loext:graphic-properties draw:fill-color="#ff9900"/>
      <style:paragraph-properties fo:text-align="center"/>
      <style:text-properties fo:font-size="12pt"/>
    </style:style>
    <style:style style:name="P39" style:family="paragraph">
      <style:paragraph-properties fo:text-align="center"/>
      <style:text-properties fo:font-size="12pt"/>
    </style:style>
    <style:style style:name="P40" style:family="paragraph">
      <loext:graphic-properties draw:fill-color="#98fb98"/>
      <style:text-properties fo:font-size="12pt"/>
    </style:style>
    <style:style style:name="P41" style:family="paragraph">
      <loext:graphic-properties draw:fill-color="#a0522d"/>
    </style:style>
    <style:style style:name="P42" style:family="paragraph">
      <loext:graphic-properties draw:fill-color="#98fb98"/>
    </style:style>
    <style:style style:name="P43" style:family="paragraph">
      <loext:graphic-properties draw:fill-color="#87ceeb"/>
      <style:text-properties fo:font-size="12pt"/>
    </style:style>
    <style:style style:name="T1" style:family="text">
      <style:text-properties officeooo:rsid="00e28a46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5" style:family="text">
      <style:text-properties officeooo:rsid="0096479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89b06" style:font-weight-asian="bold" style:font-weight-complex="bold"/>
    </style:style>
    <style:style style:name="T8" style:family="text">
      <style:text-properties fo:font-weight="bold" officeooo:rsid="00a9d9b5" style:font-weight-asian="bold" style:font-weight-complex="bold"/>
    </style:style>
    <style:style style:name="T9" style:family="text">
      <style:text-properties fo:font-weight="bold" officeooo:rsid="00a9f176" style:font-weight-asian="bold" style:font-weight-complex="bold"/>
    </style:style>
    <style:style style:name="T10" style:family="text">
      <style:text-properties fo:font-weight="bold" officeooo:rsid="00c652d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dd94c6"/>
    </style:style>
    <style:style style:name="T13" style:family="text">
      <style:text-properties style:font-name="Calibri1"/>
    </style:style>
    <style:style style:name="T14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3399f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399f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3399ff" loext:opacity="100%" style:font-name="Calibri1" fo:font-size="9pt" fo:font-style="normal" fo:font-weight="bold" officeooo:rsid="00f21ef9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3399ff" loext:opacity="100%" style:font-name="Calibri1" fo:font-size="9pt" fo:font-style="normal" fo:font-weight="bold" officeooo:rsid="00f3ed35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9900" loext:opacity="100%"/>
    </style:style>
    <style:style style:name="T21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009900" loext:opacity="100%" fo:font-weight="bold" style:font-weight-asian="bold" style:font-weight-complex="bold"/>
    </style:style>
    <style:style style:name="T24" style:family="text">
      <style:text-properties fo:color="#009900" loext:opacity="100%" fo:font-size="15pt" style:font-size-asian="15pt" style:font-size-complex="15pt"/>
    </style:style>
    <style:style style:name="T25" style:family="text">
      <style:text-properties fo:color="#009900" loext:opacity="100%" fo:font-size="15pt" officeooo:rsid="00a66c05" style:font-size-asian="15pt" style:font-size-complex="15pt"/>
    </style:style>
    <style:style style:name="T26" style:family="text">
      <style:text-properties fo:color="#ff9900" loext:opacity="100%" fo:font-weight="bold" officeooo:rsid="00d46ac8" style:font-weight-asian="bold" style:font-weight-complex="bold"/>
    </style:style>
    <style:style style:name="T27" style:family="text">
      <style:text-properties fo:language="en" fo:country="US" officeooo:rsid="00a9f176"/>
    </style:style>
    <style:style style:name="T28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3f3f3f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3f3f3f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3f3f3f" loext:opacity="100%" style:font-name="Calibri1" fo:font-size="9pt" fo:font-style="normal" fo:font-weight="normal" officeooo:rsid="00ed609f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fo:color="#3f3f3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color="#3f3f3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color="#000080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000080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1c1c1c" loext:opacity="100%" fo:font-weight="normal" style:font-weight-asian="normal"/>
    </style:style>
    <style:style style:name="T46" style:family="text">
      <style:text-properties fo:color="#1c1c1c" loext:opacity="100%" fo:font-weight="normal" style:font-weight-asian="normal" style:font-weight-complex="normal"/>
    </style:style>
    <style:style style:name="T47" style:family="text">
      <style:text-properties fo:color="#1c1c1c" loext:opacity="100%" fo:font-weight="normal" officeooo:rsid="00c43321" style:font-weight-asian="normal"/>
    </style:style>
    <style:style style:name="T48" style:family="text">
      <style:text-properties fo:color="#1c1c1c" loext:opacity="100%" fo:font-weight="normal" officeooo:rsid="00c652d6" style:font-weight-asian="normal"/>
    </style:style>
    <style:style style:name="T49" style:family="text">
      <style:text-properties fo:color="#1c1c1c" loext:opacity="100%" fo:font-weight="bold" style:font-weight-asian="bold" style:font-weight-complex="bold"/>
    </style:style>
    <style:style style:name="T50" style:family="text">
      <style:text-properties fo:color="#1c1c1c" loext:opacity="100%" fo:font-weight="bold" officeooo:rsid="00c652d6" style:font-weight-asian="bold" style:font-weight-complex="bold"/>
    </style:style>
    <style:style style:name="T51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52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53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55" style:family="text">
      <style:text-properties fo:color="#1c1c1c" loext:opacity="100%" style:font-name="Calibri1"/>
    </style:style>
    <style:style style:name="T56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officeooo:rsid="00d46ac8"/>
    </style:style>
    <style:style style:name="T59" style:family="text">
      <style:text-properties officeooo:rsid="00d7370b"/>
    </style:style>
    <style:style style:name="T60" style:family="text">
      <style:text-properties officeooo:rsid="00d998df"/>
    </style:style>
    <style:style style:name="T61" style:family="text">
      <style:text-properties officeooo:rsid="00e5c84b"/>
    </style:style>
    <style:style style:name="T62" style:family="text">
      <style:text-properties fo:color="#2a6099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2a6099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355269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355269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333333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333333" loext:opacity="100%" style:font-name="Calibri1" fo:font-size="9pt" fo:font-style="normal" fo:font-weight="normal" officeooo:rsid="00ef01a9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color="#333333" loext:opacity="100%" style:font-name="Calibri1" fo:font-size="9pt" fo:font-style="normal" fo:font-weight="normal" officeooo:rsid="00f07520" style:font-size-asian="9pt" style:font-style-asian="normal" style:font-weight-asian="normal" style:font-size-complex="9pt" style:font-style-complex="normal" style:font-weight-complex="normal"/>
    </style:style>
    <style:style style:name="T6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37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text:span text:style-name="T14">Titre Développeur Web Web Mobile</text:span><text:span text:style-name="T28">, </text:span><text:span text:style-name="T36">2022</text:span><text:span text:style-name="T30"> | </text:span><text:a xlink:type="simple" xlink:href="https://www.francecompetences.fr/recherche/rncp/31114/" text:style-name="Internet_20_link" text:visited-style-name="Visited_20_Internet_20_Link"><text:span text:style-name="T42">RNCP ( bac +2 )</text:span></text:a><text:span text:style-name="T32"> | </text:span><text:a xlink:type="simple" xlink:href="https://oclock.io/" text:style-name="Internet_20_link" text:visited-style-name="Visited_20_Internet_20_Link"><text:span text:style-name="T39">O'Clock</text:span></text:a><text:span text:style-name="T28"> Télé-présentiel </text:span><text:a xlink:type="simple" xlink:href="https://oclock.io/" text:style-name="Internet_20_link" text:visited-style-name="Visited_20_Internet_20_Link"><text:span text:style-name="T39">O'clock</text:span></text:a><text:span text:style-name="T28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36"><text:span text:style-name="T17">Technicien d’industrialisation en Électronique</text:span><text:span text:style-name="T28">, </text:span><text:span text:style-name="T36">20</text:span><text:span text:style-name="T38">02-2003</text:span><text:span text:style-name="T30"> </text:span><text:span text:style-name="T34">Niveau </text:span><text:span text:style-name="T35">BEP</text:span><text:span text:style-name="T34"> </text:span><text:span text:style-name="T30">| </text:span><text:a xlink:type="simple" xlink:href="https://www.afpa.fr/centre/centre-d-istres" text:style-name="Internet_20_link" text:visited-style-name="Visited_20_Internet_20_Link"><text:span text:style-name="T44">AFPA Istres 13800</text:span></text:a><text:span text:style-name="T44"> </text:span><text:span text:style-name="T66">R</text:span><text:span text:style-name="T67">éaliser</text:span><text:span text:style-name="T66"> </text:span><text:span text:style-name="T67">les documents</text:span><text:span text:style-name="T66"> </text:span><text:span text:style-name="T67">du dossier de fabrication</text:span><text:span text:style-name="T66"> </text:span><text:span text:style-name="T67">d’un produit él</text:span><text:span text:style-name="T68">e</text:span><text:span text:style-name="T67">ctronique.</text:span><text:span text:style-name="T66"> </text:span></text:p>
          </table:table-cell>
        </table:table-row>
        <table:table-row>
          <table:table-cell table:style-name="Tableau2.A1" office:value-type="string">
            <text:p text:style-name="P36"><text:span text:style-name="T16">Agent de </text:span><text:span text:style-name="T18">M</text:span><text:span text:style-name="T16">aintenance </text:span><text:span text:style-name="T19">E</text:span><text:span text:style-name="T16">n </text:span><text:span text:style-name="T19">a</text:span><text:span text:style-name="T16">rts Ménager</text:span><text:span text:style-name="T29">, </text:span><text:span text:style-name="T37">1985-1986</text:span><text:span text:style-name="T30"> </text:span><text:span text:style-name="T35">Niveau CAP</text:span><text:span text:style-name="T30">| </text:span><text:a xlink:type="simple" xlink:href="https://www.afpa.fr/centre/centre-de-bordeaux-cauderan" text:style-name="Internet_20_link" text:visited-style-name="Visited_20_Internet_20_Link"><text:span text:style-name="T43">AFPA</text:span></text:a><text:a xlink:type="simple" xlink:href="https://www.afpa.fr/centre/centre-de-bordeaux-cauderan" text:style-name="Internet_20_link" text:visited-style-name="Visited_20_Internet_20_Link"><text:span text:style-name="T41"> </text:span></text:a><text:a xlink:type="simple" xlink:href="https://www.afpa.fr/centre/centre-de-bordeaux-cauderan" text:style-name="Internet_20_link" text:visited-style-name="Visited_20_Internet_20_Link"><text:span text:style-name="T43">Bordeaux 33000</text:span></text:a><text:span text:style-name="T33"> </text:span><text:span text:style-name="T29">Le technicien de maintenance en appareils électroménagers est un professionnel qui effectue au domicile du client la mise en service et la maintenance des produits électroménagers</text:span></text:p>
          </table:table-cell>
        </table:table-row>
      </table:table>
      <text:h text:style-name="P31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6C4C62D2B8E80B57.png" xlink:type="simple" xlink:show="embed" xlink:actuate="onLoad" draw:mime-type="image/png"/></draw:frame><draw:line text:anchor-type="paragraph" draw:z-index="7" draw:name="Forme4" draw:style-name="gr3" draw:text-style-name="P39" svg:x1="11.705cm" svg:y1="0.695cm" svg:x2="17.014cm" svg:y2="0.695cm"><text:p/></draw:line><text:span text:style-name="T20"><text:s/></text:span><text:span text:style-name="T24">EXPÉRIENCES </text:span><text:span text:style-name="T25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2022</text:p>
          </table:table-cell>
          <table:table-cell table:style-name="Tableau3.A1" office:value-type="string">
            <text:p text:style-name="P18"><text:span text:style-name="T21">Développeur Web</text:span>, <text:span text:style-name="T7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7">2020</text:p>
          </table:table-cell>
          <table:table-cell table:style-name="Tableau3.A1" office:value-type="string">
            <text:p text:style-name="P29"><text:span text:style-name="T21">Accompagnement stagiaire DWWM CCP1</text:span>, <text:span text:style-name="T8">AFPA Mornac 16</text:span>, </text:p>
            <text:p text:style-name="P15">Développement Web et Web Mobile.</text:p>
            <text:p text:style-name="P15">Cahier des charges, HTML, CSS, jQuery, WordPress.</text:p>
            <text:p text:style-name="P15">Intégration cms WordPress pour une entreprise.</text:p>
          </table:table-cell>
        </table:table-row>
        <table:table-row>
          <table:table-cell table:style-name="Tableau3.A1" office:value-type="string">
            <text:p text:style-name="P14">2016</text:p>
            <text:p text:style-name="Standard"><text:span text:style-name="T27">2012</text:span> </text:p>
          </table:table-cell>
          <table:table-cell table:style-name="Tableau3.A1" office:value-type="string">
            <text:p text:style-name="P15"><text:span text:style-name="T22">Micro-entreprise</text:span>, <text:span text:style-name="T9">Matha 17160</text:span>, </text:p>
            <text:p text:style-name="P15">Installation et mise en service postes de travail sous environnements GNU/Linux.</text:p>
            <text:p text:style-name="P15">Diagnostique, dépannage ordinateurs Windows et GNU/Linux.</text:p>
            <text:p text:style-name="P15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3">2002</text:p>
            <text:p text:style-name="P23">2011</text:p>
          </table:table-cell>
          <table:table-cell table:style-name="Tableau3.A1" office:value-type="string">
            <text:p text:style-name="P24">Monteur câbleur,</text:p>
            <text:p text:style-name="P2">Monteur régleu<text:span text:style-name="T13">r </text:span><text:span text:style-name="T55">sur pressuriseurs </text:span><text:span text:style-name="T56">Selecom 66500 Prades</text:span></text:p>
            <text:p text:style-name="P2">Opérateur sur machine automatisés <text:span text:style-name="T10">Siemens 3100 Toulouse</text:span></text:p>
          </table:table-cell>
        </table:table-row>
        <table:table-row>
          <table:table-cell table:style-name="Tableau3.A1" office:value-type="string">
            <text:p text:style-name="P22">1987 </text:p>
            <text:p text:style-name="P22">1998</text:p>
          </table:table-cell>
          <table:table-cell table:style-name="Tableau3.A1" office:value-type="string">
            <text:p text:style-name="P21"><text:span text:style-name="T23">Technicien Extérieur et Atelier en Dépannage Électroménager</text:span><text:span text:style-name="T49">.</text:span><text:span text:style-name="T45"> Tous les appareils </text:span><text:span text:style-name="T47">b</text:span><text:span text:style-name="T52">lancs + recharge frigorifique à domicile : contact, dépannage et facturation clientèle. </text:span><text:span text:style-name="T54">Conforama Service</text:span><text:span text:style-name="T53"> <text:s/></text:span><text:span text:style-name="T54">11100 Narbonne</text:span><text:span text:style-name="T53"> </text:span><text:span text:style-name="T51"><text:s text:c="14"/></text:span></text:p>
          </table:table-cell>
        </table:table-row>
        <table:table-row>
          <table:table-cell table:style-name="Tableau3.A1" office:value-type="string">
            <text:p text:style-name="P19">1981</text:p>
            <text:p text:style-name="P19">1995</text:p>
          </table:table-cell>
          <table:table-cell table:style-name="Tableau3.A1" office:value-type="string">
            <text:p text:style-name="P20"><text:span text:style-name="T23">Manutentionnaire</text:span><text:span text:style-name="T46">, </text:span><text:span text:style-name="T23">magasinier</text:span><text:span text:style-name="T46"> puis </text:span><text:span text:style-name="T23">monteur-câbleur</text:span><text:span text:style-name="T46"> </text:span><text:span text:style-name="T45">(armoires standard téléphonique). <text:s/></text:span><text:span text:style-name="T50">Jeumont-Schneider</text:span><text:span text:style-name="T48"> </text:span><text:span text:style-name="T50">77430 Champagne sur seine</text:span></text:p>
          </table:table-cell>
        </table:table-row>
      </table:table>
      <text:h text:style-name="P32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41B0D5A6977A4442.png" xlink:type="simple" xlink:show="embed" xlink:actuate="onLoad" draw:mime-type="image/png"/></draw:frame><draw:line text:anchor-type="paragraph" draw:z-index="9" draw:name="Forme4" draw:style-name="gr2" draw:text-style-name="P38" svg:x1="5.844cm" svg:y1="0.617cm" svg:x2="16.948cm" svg:y2="0.617cm"><text:p/></draw:line><text:s/><text:span text:style-name="T57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4" text:outline-level="3">Atouts</text:h>
            <text:p text:style-name="P28">Curiosité intellectuelle</text:p>
            <text:p text:style-name="P10">Enthousiaste,</text:p>
            <text:p text:style-name="P10">Motivé,</text:p>
            <text:p text:style-name="P10">Passionné,</text:p>
            <text:p text:style-name="P10">Rigoureux,</text:p>
            <text:p text:style-name="P10">Volontaire</text:p>
          </table:table-cell>
          <table:table-cell table:style-name="Tableau1.A1" office:value-type="string">
            <text:h text:style-name="P35" text:outline-level="3"><text:s/><text:span text:style-name="T26">Montage</text:span></text:h>
            <text:p text:style-name="P11"><text:span text:style-name="T59">Diagnostique,</text:span> </text:p>
            <text:p text:style-name="P26">Exigeant,</text:p>
            <text:p text:style-name="P11"><text:span text:style-name="T58">Habilité manuelle</text:span>,</text:p>
            <text:p text:style-name="P10"><text:s/><text:span text:style-name="T58">Organis</text:span><text:span text:style-name="T60">é</text:span></text:p>
            <text:p text:style-name="P10"/>
            <text:p text:style-name="P13"/>
          </table:table-cell>
        </table:table-row>
      </table:table>
      <text:h text:style-name="P33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37" svg:x1="4.48cm" svg:y1="0.681cm" svg:x2="17.007cm" svg:y2="0.692cm"><text:p/></draw:line><text:s/><text:span text:style-name="T57">Intérêts</text:span></text:h>
      <text:p text:style-name="P12"><text:tab/>Nano ordinateurs Raspberry Pi, Microcontrôleurs Raspberry Pi,</text:p>
      <text:p text:style-name="P12"><text:tab/>Imprimantes 3D (reprap),</text:p>
      <text:p text:style-name="P27"><text:tab/>Randonnées <text:span text:style-name="T61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50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text-properties fo:font-weight="bold" style:font-weight-asian="bold" style:font-weight-complex="bold"/>
    </style:style>
    <style:style style:name="MP7" style:family="paragraph" style:parent-style-name="Standard">
      <style:text-properties officeooo:paragraph-rsid="00df6064"/>
    </style:style>
    <style:style style:name="MP8" style:family="paragraph" style:parent-style-name="Standard">
      <style:text-properties officeooo:paragraph-rsid="0096479b"/>
    </style:style>
    <style:style style:name="MP9" style:family="paragraph" style:parent-style-name="Standard">
      <style:text-properties officeooo:rsid="0096479b"/>
    </style:style>
    <style:style style:name="MP10" style:family="paragraph">
      <loext:graphic-properties draw:fill-color="#a0522d"/>
    </style:style>
    <style:style style:name="MP11" style:family="paragraph">
      <loext:graphic-properties draw:fill-color="#98fb98"/>
      <style:text-properties fo:font-size="12pt"/>
    </style:style>
    <style:style style:name="MP12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MT1" style:family="text">
      <style:text-properties officeooo:rsid="00e28a46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officeooo:rsid="0096479b"/>
    </style:style>
    <style:style style:name="M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normal" style:font-weight-asian="normal" style:font-weight-complex="normal"/>
    </style:style>
    <style:style style:name="MT7" style:family="text"/>
    <style:style style:name="MT8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T9" style:family="text">
      <style:text-properties officeooo:rsid="00dd94c6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4"><text:span text:style-name="MT1">T</text:span>hierry Charriot</text:p>
              <text:p text:style-name="MP5"/>
              <text:p text:style-name="MP5">17160 Matha</text:p>
            </table:table-cell>
            <table:table-cell table:style-name="Tableau4.A1" office:value-type="string">
              <text:p text:style-name="MP6"/>
              <text:p text:style-name="Standard"><text:span text:style-name="MT2">E-Mail</text:span>: <text:span text:style-name="MT3">mrthierrycharriot@gmail.com</text:span></text:p>
              <text:p text:style-name="MP7"><text:span text:style-name="MT4">Portfolio</text:span><text:span text:style-name="MT5">: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2">Linkedin</text:span>: <text:a xlink:type="simple" xlink:href="https://www.linkedin.com/in/thierry-charriot/" text:style-name="Internet_20_link" text:visited-style-name="Visited_20_Internet_20_Link">Thierry Charriot</text:a></text:p>
              <text:p text:style-name="MP8"><text:span text:style-name="MT8">Github</text:span>: <text:a xlink:type="simple" xlink:href="https://github.io/thierrycharriot" text:style-name="Internet_20_link" text:visited-style-name="Visited_20_Internet_20_Link">Thierry Charriot</text:a></text:p>
              <text:p text:style-name="MP9"><draw:custom-shape text:anchor-type="paragraph" draw:z-index="2" draw:name="Forme 3" draw:style-name="Mgr3" draw:text-style-name="MP10" svg:width="2.624cm" svg:height="6.187cm" draw:transform="rotate (-1.5707963267949) translate (10.9731527777778cm 23.0116944444444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1" svg:width="4.908cm" svg:height="3.086cm" draw:transform="rotate (-1.5707963267949) translate (10.9731527777778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2">Monteur-câbleur <text:span text:style-name="MT9">en Électroniqu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34M11S</meta:editing-duration>
    <meta:editing-cycles>82</meta:editing-cycles>
    <meta:generator>LibreOffice/7.3.7.2$Linux_X86_64 LibreOffice_project/30$Build-2</meta:generator>
    <dc:title>test</dc:title>
    <dc:date>2024-02-11T09:45:26.451630049</dc:date>
    <meta:document-statistic meta:table-count="4" meta:image-count="4" meta:object-count="0" meta:page-count="1" meta:paragraph-count="55" meta:word-count="288" meta:character-count="2221" meta:non-whitespace-character-count="1956"/>
  </office:meta>
</office:document-meta>
</file>